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5aace" officeooo:paragraph-rsid="0005aace"/>
    </style:style>
    <style:style style:name="P2" style:family="paragraph" style:parent-style-name="Standard">
      <style:text-properties fo:font-weight="bold" officeooo:rsid="0007160f" officeooo:paragraph-rsid="0005aace" style:font-weight-asian="bold" style:font-weight-complex="bold"/>
    </style:style>
    <style:style style:name="P3" style:family="paragraph" style:parent-style-name="Standard">
      <style:text-properties fo:font-weight="bold" officeooo:rsid="0007160f" officeooo:paragraph-rsid="0007160f" style:font-weight-asian="bold" style:font-weight-complex="bold"/>
    </style:style>
    <style:style style:name="P4" style:family="paragraph" style:parent-style-name="Standard">
      <style:text-properties fo:font-weight="bold" officeooo:rsid="0007eb1c" officeooo:paragraph-rsid="0007eb1c" style:font-weight-asian="bold" style:font-weight-complex="bold"/>
    </style:style>
    <style:style style:name="P5" style:family="paragraph" style:parent-style-name="Standard">
      <style:text-properties fo:font-weight="bold" officeooo:rsid="0008c064" officeooo:paragraph-rsid="0008c064" style:font-weight-asian="bold" style:font-weight-complex="bold"/>
    </style:style>
    <style:style style:name="P6" style:family="paragraph" style:parent-style-name="Standard">
      <style:text-properties fo:font-weight="normal" officeooo:rsid="0007160f" officeooo:paragraph-rsid="0007160f" style:font-weight-asian="normal" style:font-weight-complex="normal"/>
    </style:style>
    <style:style style:name="P7" style:family="paragraph" style:parent-style-name="Standard">
      <style:text-properties officeooo:rsid="0007eb1c" officeooo:paragraph-rsid="0007eb1c"/>
    </style:style>
    <style:style style:name="P8" style:family="paragraph" style:parent-style-name="Standard">
      <style:text-properties officeooo:rsid="0008c064" officeooo:paragraph-rsid="000a0a31"/>
    </style:style>
    <style:style style:name="P9" style:family="paragraph" style:parent-style-name="Standard">
      <style:text-properties officeooo:rsid="0007160f" officeooo:paragraph-rsid="0008c064"/>
    </style:style>
    <style:style style:name="P10" style:family="paragraph" style:parent-style-name="Standard">
      <style:text-properties officeooo:rsid="000a1d06" officeooo:paragraph-rsid="000a1d06"/>
    </style:style>
    <style:style style:name="P11" style:family="paragraph" style:parent-style-name="Standard">
      <style:text-properties officeooo:rsid="0007eb1c" officeooo:paragraph-rsid="000bad58"/>
    </style:style>
    <style:style style:name="P12" style:family="paragraph" style:parent-style-name="Standard">
      <style:text-properties fo:font-weight="bold" officeooo:rsid="0007160f" officeooo:paragraph-rsid="000bad58" style:font-weight-asian="bold" style:font-weight-complex="bold"/>
    </style:style>
    <style:style style:name="P13" style:family="paragraph" style:parent-style-name="Standard">
      <style:text-properties fo:font-weight="bold" officeooo:rsid="0007eb1c" officeooo:paragraph-rsid="000bad58" style:font-weight-asian="bold" style:font-weight-complex="bold"/>
    </style:style>
    <style:style style:name="P14" style:family="paragraph" style:parent-style-name="Standard">
      <style:text-properties fo:font-weight="bold" officeooo:rsid="0008c064" officeooo:paragraph-rsid="000bad58" style:font-weight-asian="bold" style:font-weight-complex="bold"/>
    </style:style>
    <style:style style:name="P15" style:family="paragraph" style:parent-style-name="Standard">
      <style:text-properties fo:font-weight="normal" officeooo:rsid="0007160f" officeooo:paragraph-rsid="000bad58" style:font-weight-asian="normal" style:font-weight-complex="normal"/>
    </style:style>
    <style:style style:name="P16" style:family="paragraph" style:parent-style-name="Standard">
      <style:text-properties officeooo:rsid="0007160f" officeooo:paragraph-rsid="000bad58"/>
    </style:style>
    <style:style style:name="P17" style:family="paragraph" style:parent-style-name="Standard">
      <style:text-properties officeooo:rsid="0008c064" officeooo:paragraph-rsid="000bad58"/>
    </style:style>
    <style:style style:name="T1" style:family="text">
      <style:text-properties officeooo:rsid="00067131"/>
    </style:style>
    <style:style style:name="T2" style:family="text">
      <style:text-properties officeooo:rsid="0008c064"/>
    </style:style>
    <style:style style:name="T3" style:family="text">
      <style:text-properties officeooo:rsid="000a0a31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07eb1c" style:font-weight-asian="normal" style:font-weight-complex="normal"/>
    </style:style>
    <style:style style:name="T6" style:family="text">
      <style:text-properties fo:font-weight="normal" officeooo:rsid="000a1d06" style:font-weight-asian="normal" style:font-weight-complex="normal"/>
    </style:style>
    <style:style style:name="T7" style:family="text">
      <style:text-properties fo:font-weight="normal" officeooo:rsid="000bad58" style:font-weight-asian="normal" style:font-weight-complex="normal"/>
    </style:style>
    <style:style style:name="T8" style:family="text">
      <style:text-properties officeooo:rsid="000a1d0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artup Weekend Ideas</text:p>
      <text:p text:style-name="P1"/>
      <text:p text:style-name="P1">- Need a 60 second pitch that I can distill quickly. <text:s/>Keep it simple.</text:p>
      <text:p text:style-name="P1">- I shouldn't have worked on the specifics of it in a lot of detail</text:p>
      <text:p text:style-name="P1"/>
      <text:p text:style-name="P1"/>
      <text:p text:style-name="P1">Student Centered</text:p>
      <text:p text:style-name="P1">- Most likely where Harpett is currently headed</text:p>
      <text:p text:style-name="P1">- focus on obtaining students for the practice problems, videos and self-testing materials</text:p>
      <text:p text:style-name="P1"/>
      <text:p text:style-name="P1">Test Generating</text:p>
      <text:p text:style-name="P1">- Essentially what Brookshire was proposing</text:p>
      <text:p text:style-name="P1">- but do have competition in the form of Respondus</text:p>
      <text:p text:style-name="P1"/>
      <text:p text:style-name="P1">Publisher Software Replacement</text:p>
      <text:p text:style-name="P1">- Sell directly to schools as a replacement for Connect, Aplia, etc.</text:p>
      <text:p text:style-name="P1">- Lump sum price that would integrate with LMS, but is only a few thousand per school</text:p>
      <text:p text:style-name="P1">- Make independent of textbook selection so that there would be no reason that an instructor would have to assign – and make student pay – something from the publisher.</text:p>
      <text:p text:style-name="P1">- Appealing to school in that they can reduce the total amount of out-of-pocket costs</text:p>
      <text:p text:style-name="P1">- Appealing to faculty <text:span text:style-name="T1">in that all their classes would be on the same log in</text:span></text:p>
      <text:p text:style-name="P2"><text:s/></text:p>
      <text:p text:style-name="P3">LETS GO WITH THE TEST GENERATING SOFTWARE</text:p>
      <text:p text:style-name="P1"/>
      <text:p text:style-name="P10">Good! Just get it down.</text:p>
      <text:p text:style-name="P1"/>
      <text:p text:style-name="P3">Introduction</text:p>
      <text:p text:style-name="P6"><text:span text:style-name="T8">5s</text:span><text:tab/>My Name is Chase DeHan and I am a Finance Professor at <text:span text:style-name="T3">USC</text:span> Upstate. </text:p>
      <text:p text:style-name="P6"/>
      <text:p text:style-name="P3">Problem</text:p>
      <text:p text:style-name="P9"><text:span text:style-name="T6">20 s</text:span><text:span text:style-name="T4"><text:tab/>Professors </text:span><text:span text:style-name="T5">have to </text:span><text:span text:style-name="T6">create</text:span><text:span text:style-name="T5"> </text:span><text:span text:style-name="T6">e</text:span><text:span text:style-name="T5">xams, but are aware that publisher test banks can be purchased online and students can talk between my morning and afternoon sections </text:span><text:span text:style-name="T6">if I offer the same exam</text:span><text:span text:style-name="T5">. <text:s/></text:span><text:span text:style-name="T6">Dealing with cheating takes time. </text:span></text:p>
      <text:p text:style-name="P7"/>
      <text:p text:style-name="P4">Vision</text:p>
      <text:p text:style-name="P7"><text:span text:style-name="T8">20 s</text:span><text:tab/><text:span text:style-name="T2">I want to build a test generating web app that simplifies the lives of professors. <text:s/>All the professor has to do is select algorithmic, random number generated questions; then the program generates an exam and answer key for however many versions are necessary.</text:span></text:p>
      <text:p text:style-name="P7"/>
      <text:p text:style-name="P5">Validation</text:p>
      <text:p text:style-name="P8"><text:span text:style-name="T8">7s</text:span><text:tab/>Nothing directly in this space exists – <text:span text:style-name="T3">Publishers sell to students,</text:span> I want to sell <text:span text:style-name="T3">t</text:span>o Universities.</text:p>
      <text:p text:style-name="P7"/>
      <text:p text:style-name="P4">Requirements</text:p>
      <text:p text:style-name="P7"><text:span text:style-name="T8">10s</text:span><text:tab/>I have some skills in Javascript <text:span text:style-name="T3">and </text:span>R. I need a UI designer, developers, marketing, and anybody else who thinks this is as cool as I do.</text:p>
      <text:p text:style-name="P7"/>
      <text:p text:style-name="P7"/>
      <text:p text:style-name="P7"/>
      <text:p text:style-name="P7"/>
      <text:p text:style-name="P12"><text:soft-page-break/>Introduction</text:p>
      <text:p text:style-name="P15"><text:span text:style-name="T8">5s</text:span><text:tab/>My Name is Chase DeHan and I am a Finance Professor at <text:span text:style-name="T3">USC</text:span> Upstate. </text:p>
      <text:p text:style-name="P15"/>
      <text:p text:style-name="P12">Problem</text:p>
      <text:p text:style-name="P16"><text:span text:style-name="T6">20 s</text:span><text:span text:style-name="T4"><text:tab/></text:span><text:span text:style-name="T7">As a professor, you know what gets me – CHEATERS! <text:s/>I can't use publisher test banks because students can buy them online. <text:s/></text:span><text:span text:style-name="T6"><text:s/></text:span><text:span text:style-name="T7">And, we have to create different versions so they can't look at other students' papers. <text:s/>This all takes time. <text:s/></text:span></text:p>
      <text:p text:style-name="P11"/>
      <text:p text:style-name="P13">Vision</text:p>
      <text:p text:style-name="P11"><text:span text:style-name="T8">20 s</text:span><text:tab/><text:span text:style-name="T2">I want to build a test generating web app that simplifies the lives of professors. <text:s/>All the professor has to do is select algorithmic, random number generated questions; then the program generates an exam and answer key for however many versions are necessary.</text:span></text:p>
      <text:p text:style-name="P11"/>
      <text:p text:style-name="P14">Validation</text:p>
      <text:p text:style-name="P17"><text:span text:style-name="T8">7s</text:span><text:tab/>Nothing directly in this space exists – <text:span text:style-name="T3">Publishers sell to students,</text:span> I want to sell <text:span text:style-name="T3">t</text:span>o Universities.</text:p>
      <text:p text:style-name="P11"/>
      <text:p text:style-name="P13">Requirements</text:p>
      <text:p text:style-name="P11"><text:span text:style-name="T8">10s</text:span><text:tab/>I have some skills in Javascript <text:span text:style-name="T3">and </text:span>R. I need a UI designer, developers, marketing, and anybody else who thinks this is as cool as I d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3T21:53:56.993360046</meta:creation-date>
    <dc:date>2015-11-13T15:26:42.413987547</dc:date>
    <meta:editing-duration>PT44M5S</meta:editing-duration>
    <meta:editing-cycles>5</meta:editing-cycles>
    <meta:generator>LibreOffice/4.4.6.3$Linux_X86_64 LibreOffice_project/40m0$Build-3</meta:generator>
    <meta:document-statistic meta:table-count="0" meta:image-count="0" meta:object-count="0" meta:page-count="2" meta:paragraph-count="38" meta:word-count="477" meta:character-count="2716" meta:non-whitespace-character-count="2257"/>
  </office:meta>
</office:document-meta>
</file>